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1" svg:font-family="'Times New Roman'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font-size="14pt"/>
    </style:style>
    <style:style style:name="P2" style:family="paragraph" style:parent-style-name="Text_20_body">
      <style:paragraph-properties fo:text-align="center" style:justify-single-word="false"/>
      <style:text-properties fo:font-size="14pt"/>
    </style:style>
    <style:style style:name="P3" style:family="paragraph" style:parent-style-name="Text_20_body">
      <style:text-properties fo:font-size="14pt" style:font-size-asian="14pt" style:font-size-complex="14pt"/>
    </style:style>
    <style:style style:name="P4" style:family="paragraph" style:parent-style-name="Text_20_body">
      <style:paragraph-properties fo:text-align="center" style:justify-single-word="false"/>
      <style:text-properties fo:font-variant="normal" fo:text-transform="none" fo:color="#202122" style:font-name="Times New Roman" fo:font-size="14pt" fo:letter-spacing="normal" fo:language="ru" fo:country="RU" fo:font-style="normal" fo:font-weight="normal" style:font-size-asian="14pt" style:font-weight-asian="bold" style:font-size-complex="14pt" style:font-weight-complex="bold"/>
    </style:style>
    <style:style style:name="P5" style:family="paragraph" style:parent-style-name="Text_20_body">
      <style:paragraph-properties fo:text-align="center" style:justify-single-word="false"/>
      <style:text-properties fo:font-variant="normal" fo:text-transform="none" fo:color="#212529" style:font-name="Times New Roman" fo:font-size="14pt" fo:letter-spacing="normal" fo:font-style="normal" fo:font-weight="normal" style:font-size-asian="14pt" style:font-weight-asian="normal" style:font-size-complex="14pt" style:font-weight-complex="normal"/>
    </style:style>
    <style:style style:name="P6" style:family="paragraph" style:parent-style-name="Text_20_body">
      <style:paragraph-properties fo:text-align="start" style:justify-single-word="false"/>
      <style:text-properties fo:font-variant="normal" fo:text-transform="none" fo:color="#212529" style:font-name="Times New Roman" fo:font-size="14pt" fo:letter-spacing="normal" fo:font-style="normal" fo:font-weight="normal" style:font-size-asian="14pt" style:font-weight-asian="normal" style:font-size-complex="14pt" style:font-weight-complex="normal"/>
    </style:style>
    <style:style style:name="P7" style:family="paragraph" style:parent-style-name="Text_20_body">
      <style:paragraph-properties fo:text-align="start" style:justify-single-word="false"/>
      <style:text-properties fo:font-variant="normal" fo:text-transform="none" fo:color="#212529" style:font-name="Times New Roman" fo:font-size="11pt" fo:letter-spacing="normal" fo:font-style="normal" fo:font-weight="normal" style:font-size-asian="11pt" style:font-weight-asian="normal" style:font-size-complex="11pt" style:font-weight-complex="normal"/>
    </style:style>
    <style:style style:name="P8" style:family="paragraph" style:parent-style-name="Text_20_body">
      <style:paragraph-properties fo:text-align="start" style:justify-single-word="false"/>
      <style:text-properties fo:font-variant="normal" fo:text-transform="none" fo:color="#212529" style:font-name="Times New Roman" fo:font-size="11pt" fo:letter-spacing="normal" fo:language="en" fo:country="US" fo:font-style="normal" fo:font-weight="normal" style:font-size-asian="11pt" style:font-weight-asian="normal" style:font-size-complex="11pt" style:font-weight-complex="normal"/>
    </style:style>
    <style:style style:name="P9" style:family="paragraph" style:parent-style-name="Text_20_body">
      <style:paragraph-properties fo:text-align="start" style:justify-single-word="false"/>
      <style:text-properties fo:font-variant="normal" fo:text-transform="none" fo:color="#000000" style:font-name="Times New Roman1" fo:font-size="14pt" fo:letter-spacing="normal" fo:font-style="normal" fo:font-weight="normal" style:font-size-asian="14pt" style:font-weight-asian="normal" style:font-size-complex="14pt" style:font-weight-complex="normal"/>
    </style:style>
    <style:style style:name="P10" style:family="paragraph" style:parent-style-name="Text_20_body">
      <style:paragraph-properties fo:margin-top="0cm" fo:margin-bottom="0cm" fo:line-height="120%" fo:text-align="center" style:justify-single-word="false"/>
      <style:text-properties fo:color="#000000"/>
    </style:style>
    <style:style style:name="P11" style:family="paragraph" style:parent-style-name="Text_20_body">
      <style:paragraph-properties fo:margin-top="0cm" fo:margin-bottom="0cm" fo:line-height="120%" fo:text-align="center" style:justify-single-word="false"/>
      <style:text-properties fo:color="#000000" fo:font-size="16pt"/>
    </style:style>
    <style:style style:name="P12" style:family="paragraph" style:parent-style-name="Text_20_body">
      <style:paragraph-properties fo:margin-left="0cm" fo:margin-right="0cm" fo:margin-top="1.423cm" fo:margin-bottom="0cm" fo:line-height="120%" fo:text-align="center" style:justify-single-word="false" fo:text-indent="0cm" style:auto-text-indent="false"/>
      <style:text-properties fo:color="#000000" fo:font-size="16pt"/>
    </style:style>
    <style:style style:name="P13" style:family="paragraph" style:parent-style-name="Text_20_body">
      <style:paragraph-properties fo:margin-left="0cm" fo:margin-right="0cm" fo:margin-top="0.388cm" fo:margin-bottom="0cm" fo:line-height="120%" fo:text-align="center" style:justify-single-word="false" fo:text-indent="0cm" style:auto-text-indent="false"/>
      <style:text-properties fo:color="#000000" fo:font-size="16pt"/>
    </style:style>
    <style:style style:name="P14" style:family="paragraph" style:parent-style-name="Text_20_body">
      <style:paragraph-properties fo:margin-left="0cm" fo:margin-right="0cm" fo:margin-top="0.37cm" fo:margin-bottom="0cm" fo:line-height="120%" fo:text-align="center" style:justify-single-word="false" fo:text-indent="0cm" style:auto-text-indent="false"/>
      <style:text-properties fo:color="#000000" fo:font-size="14pt"/>
    </style:style>
    <style:style style:name="P15" style:family="paragraph" style:parent-style-name="Text_20_body">
      <style:paragraph-properties fo:margin-left="0cm" fo:margin-right="0cm" fo:margin-top="0.319cm" fo:margin-bottom="0cm" fo:line-height="120%" fo:text-align="center" style:justify-single-word="false" fo:text-indent="0cm" style:auto-text-indent="false"/>
      <style:text-properties fo:color="#000000" fo:font-size="14pt"/>
    </style:style>
    <style:style style:name="P16" style:family="paragraph" style:parent-style-name="Text_20_body">
      <style:paragraph-properties fo:margin-left="0cm" fo:margin-right="0cm" fo:margin-top="0.319cm" fo:margin-bottom="0cm" fo:line-height="120%" fo:text-align="center" style:justify-single-word="false" fo:text-indent="0cm" style:auto-text-indent="false"/>
      <style:text-properties fo:color="#000000"/>
    </style:style>
    <style:style style:name="P17" style:family="paragraph" style:parent-style-name="Text_20_body">
      <style:paragraph-properties fo:margin-left="0cm" fo:margin-right="0cm" fo:margin-top="2.609cm" fo:margin-bottom="0cm" fo:line-height="120%" fo:text-align="end" style:justify-single-word="false" fo:text-indent="0cm" style:auto-text-indent="false"/>
      <style:text-properties fo:color="#000000" fo:font-size="14pt"/>
    </style:style>
    <style:style style:name="P18" style:family="paragraph" style:parent-style-name="Text_20_body">
      <style:paragraph-properties fo:margin-left="0cm" fo:margin-right="0cm" fo:margin-top="2.609cm" fo:margin-bottom="0cm" fo:line-height="120%" fo:text-align="center" style:justify-single-word="false" fo:text-indent="0cm" style:auto-text-indent="false"/>
      <style:text-properties fo:font-size="16pt"/>
    </style:style>
    <style:style style:name="P19" style:family="paragraph" style:parent-style-name="Text_20_body">
      <style:paragraph-properties fo:margin-left="0cm" fo:margin-right="0cm" fo:margin-top="2.609cm" fo:margin-bottom="0cm" fo:line-height="120%" fo:text-align="center" style:justify-single-word="false" fo:text-indent="0cm" style:auto-text-indent="false"/>
      <style:text-properties fo:font-size="12pt" style:font-size-asian="12pt" style:font-size-complex="12pt"/>
    </style:style>
    <style:style style:name="P20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202122" style:font-name="Times New Roman" fo:font-size="14pt" fo:letter-spacing="normal" fo:font-style="normal" fo:font-weight="normal" style:font-size-asian="14pt" style:font-size-complex="14pt"/>
    </style:style>
    <style:style style:name="P21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style:font-name="Times New Roman" fo:font-size="14pt" fo:letter-spacing="normal" fo:language="ru" fo:country="RU" fo:font-style="normal" fo:font-weight="normal" style:font-size-asian="14pt" style:font-weight-asian="normal" style:font-size-complex="14pt" style:font-weight-complex="normal"/>
    </style:style>
    <style:style style:name="P22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imes New Roman" fo:font-size="14pt" fo:letter-spacing="normal" fo:language="ru" fo:country="RU" fo:font-style="normal" fo:font-weight="normal" style:font-size-asian="14pt" style:font-weight-asian="normal" style:font-size-complex="14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4pt" style:font-size-asian="14pt" style:font-size-complex="14pt"/>
    </style:style>
    <style:style style:name="P24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25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4pt" fo:letter-spacing="normal" fo:language="ru" fo:country="RU" fo:font-style="normal" fo:font-weight="normal" style:font-size-asian="14pt" style:font-weight-asian="normal" style:font-size-complex="14pt" style:font-weight-complex="normal"/>
    </style:style>
    <style:style style:name="P26" style:family="paragraph" style:parent-style-name="Standard">
      <style:paragraph-properties fo:text-align="center" style:justify-single-word="false"/>
      <style:text-properties fo:font-variant="normal" fo:text-transform="none" fo:color="#000000" style:font-name="Times New Roman" fo:font-size="14pt" fo:letter-spacing="normal" fo:language="ru" fo:country="RU" fo:font-style="normal" fo:font-weight="normal" style:font-size-asian="14pt" style:font-weight-asian="normal" style:font-size-complex="14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4pt" fo:letter-spacing="normal" fo:language="ru" fo:country="RU" fo:font-style="normal" fo:font-weight="normal" fo:background-color="#ffffff" style:font-size-asian="14pt" style:font-weight-asian="normal" style:font-size-complex="14pt" style:font-weight-complex="normal"/>
    </style:style>
    <style:style style:name="P28" style:family="paragraph" style:parent-style-name="Standard">
      <style:paragraph-properties fo:text-align="center" style:justify-single-word="false"/>
      <style:text-properties fo:font-variant="normal" fo:text-transform="none" fo:color="#000000" style:font-name="Times New Roman" fo:font-size="14pt" fo:letter-spacing="normal" fo:language="ru" fo:country="RU" fo:font-style="normal" fo:font-weight="normal" fo:background-color="#ffffff" style:font-size-asian="14pt" style:font-weight-asian="normal" style:font-size-complex="14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4pt" fo:letter-spacing="normal" fo:language="ru" fo:country="RU" fo:font-style="normal" fo:font-weight="bold" fo:background-color="#ffffff" style:font-size-asian="14pt" style:font-weight-asian="bold" style:font-size-complex="14pt" style:font-weight-complex="bold"/>
    </style:style>
    <style:style style:name="P30" style:family="paragraph" style:parent-style-name="Standard">
      <style:paragraph-properties fo:text-align="center" style:justify-single-word="false"/>
      <style:text-properties fo:font-variant="normal" fo:text-transform="none" fo:color="#000000" style:font-name="Times New Roman" fo:font-size="14pt" fo:letter-spacing="normal" fo:font-style="normal" fo:font-weight="normal" fo:background-color="#ffffff" style:font-size-asian="14pt" style:font-size-complex="14pt"/>
    </style:style>
    <style:style style:name="P31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4pt" fo:letter-spacing="normal" fo:font-style="normal" fo:font-weight="bold" fo:background-color="#ffffff" style:font-size-asian="14pt" style:font-weight-asian="bold" style:font-size-complex="14pt" style:font-weight-complex="bold"/>
    </style:style>
    <style:style style:name="P32" style:family="paragraph" style:parent-style-name="Standard">
      <style:paragraph-properties fo:text-align="center" style:justify-single-word="false"/>
      <style:text-properties fo:font-variant="normal" fo:text-transform="none" fo:color="#000000" style:font-name="Times New Roman" fo:font-size="14pt" fo:letter-spacing="normal" fo:language="en" fo:country="US" fo:font-style="normal" fo:font-weight="normal" fo:background-color="#ffffff" style:font-size-asian="14pt" style:font-weight-asian="normal" style:font-size-complex="14pt" style:font-weight-complex="normal"/>
    </style:style>
    <style:style style:name="P33" style:family="paragraph" style:parent-style-name="Standard">
      <style:paragraph-properties fo:text-align="center" style:justify-single-word="false"/>
      <style:text-properties fo:font-variant="normal" fo:text-transform="none" fo:color="#000000" style:font-name="Times New Roman" fo:font-size="11pt" fo:letter-spacing="normal" fo:font-style="normal" fo:font-weight="normal" fo:background-color="#ffffff" style:font-size-asian="11pt" style:font-size-complex="11pt"/>
    </style:style>
    <style:style style:name="P34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1pt" fo:letter-spacing="normal" fo:font-style="normal" fo:font-weight="normal" fo:background-color="#ffffff" style:font-size-asian="11pt" style:font-size-complex="11pt"/>
    </style:style>
    <style:style style:name="P35" style:family="paragraph" style:parent-style-name="Standard">
      <style:paragraph-properties fo:text-align="start" style:justify-single-word="false"/>
      <style:text-properties fo:font-variant="normal" fo:text-transform="none" fo:color="#202122" style:font-name="Times New Roman" fo:font-size="14pt" fo:letter-spacing="normal" fo:font-style="normal" fo:font-weight="normal" style:font-size-asian="14pt" style:font-size-complex="14pt"/>
    </style:style>
    <style:style style:name="P36" style:family="paragraph" style:parent-style-name="Standard">
      <style:paragraph-properties fo:text-align="center" style:justify-single-word="false"/>
      <style:text-properties fo:font-variant="normal" fo:text-transform="none" fo:color="#202122" style:font-name="Times New Roman" fo:font-size="14pt" fo:letter-spacing="normal" fo:font-style="normal" fo:font-weight="normal" style:font-size-asian="14pt" style:font-size-complex="14pt"/>
    </style:style>
    <style:style style:name="P37" style:family="paragraph" style:parent-style-name="Standard">
      <style:paragraph-properties fo:text-align="center" style:justify-single-word="false"/>
      <style:text-properties fo:font-variant="normal" fo:text-transform="none" fo:color="#202122" style:font-name="Times New Roman" fo:font-size="14pt" fo:letter-spacing="normal" fo:language="ru" fo:country="RU" fo:font-style="normal" fo:font-weight="normal" style:font-size-asian="14pt" style:font-weight-asian="bold" style:font-size-complex="14pt" style:font-weight-complex="bold"/>
    </style:style>
    <style:style style:name="P38" style:family="paragraph" style:parent-style-name="Standard">
      <style:paragraph-properties fo:text-align="start" style:justify-single-word="false"/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P39" style:family="paragraph" style:parent-style-name="Standard">
      <style:paragraph-properties fo:text-align="center" style:justify-single-word="false"/>
      <style:text-properties style:font-name="Times New Roman" fo:font-size="14pt" fo:language="en" fo:country="GB" fo:font-weight="normal" style:font-size-asian="14pt" style:font-weight-asian="normal" style:font-size-complex="14pt" style:font-weight-complex="normal"/>
    </style:style>
    <style:style style:name="P40" style:family="paragraph" style:parent-style-name="Standard">
      <style:paragraph-properties fo:text-align="center" style:justify-single-word="false"/>
      <style:text-properties style:font-name="Times New Roman" fo:font-size="14pt" fo:language="ru" fo:country="RU" fo:font-weight="normal" style:font-size-asian="14pt" style:font-weight-asian="normal" style:font-size-complex="14pt" style:font-weight-complex="normal"/>
    </style:style>
    <style:style style:name="P41" style:family="paragraph" style:parent-style-name="Standard" style:list-style-name="L2">
      <style:paragraph-properties fo:text-align="start" style:justify-single-word="false"/>
      <style:text-properties style:font-name="Times New Roman" fo:font-size="14pt" fo:language="ru" fo:country="RU" fo:font-weight="normal" style:font-size-asian="14pt" style:font-weight-asian="normal" style:font-size-complex="14pt" style:font-weight-complex="normal"/>
    </style:style>
    <style:style style:name="P42" style:family="paragraph" style:parent-style-name="Standard" style:list-style-name="L3">
      <style:paragraph-properties fo:text-align="start" style:justify-single-word="false"/>
      <style:text-properties fo:font-variant="normal" fo:text-transform="none" fo:color="#202122" style:font-name="Times New Roman" fo:font-size="14pt" fo:letter-spacing="normal" fo:language="ru" fo:country="RU" fo:font-style="normal" fo:font-weight="normal" style:font-size-asian="14pt" style:font-size-complex="14pt"/>
    </style:style>
    <style:style style:name="P43" style:family="paragraph" style:parent-style-name="Standard" style:list-style-name="L4">
      <style:paragraph-properties fo:text-align="start" style:justify-single-word="false"/>
      <style:text-properties fo:font-variant="normal" fo:text-transform="none" fo:color="#202122" style:font-name="Times New Roman" fo:font-size="14pt" fo:letter-spacing="normal" fo:language="ru" fo:country="RU" fo:font-style="normal" fo:font-weight="normal" style:font-size-asian="14pt" style:font-size-complex="14pt"/>
    </style:style>
    <style:style style:name="P44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4pt" fo:letter-spacing="normal" fo:language="en" fo:country="US" fo:font-style="normal" fo:font-weight="normal" fo:background-color="#ffffff" style:font-size-asian="14pt" style:font-size-complex="14pt"/>
    </style:style>
    <style:style style:name="P45" style:family="paragraph" style:parent-style-name="Standard">
      <style:paragraph-properties fo:text-align="center" style:justify-single-word="false"/>
      <style:text-properties fo:font-variant="normal" fo:text-transform="none" fo:color="#000000" style:font-name="Times New Roman" fo:font-size="14pt" fo:letter-spacing="normal" fo:language="en" fo:country="US" fo:font-style="normal" fo:font-weight="normal" fo:background-color="#ffffff" style:font-size-asian="14pt" style:font-size-complex="14pt"/>
    </style:style>
    <style:style style:name="P46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4pt" fo:letter-spacing="normal" fo:language="en" fo:country="US" fo:font-style="normal" fo:font-weight="bold" fo:background-color="#ffffff" style:font-size-asian="14pt" style:font-weight-asian="bold" style:font-size-complex="14pt" style:font-weight-complex="bold"/>
    </style:style>
    <style:style style:name="P47" style:family="paragraph" style:parent-style-name="Text_20_body" style:list-style-name="L1">
      <style:text-properties fo:font-size="14pt"/>
    </style:style>
    <style:style style:name="P48" style:family="paragraph" style:parent-style-name="Text_20_body" style:list-style-name="L1">
      <style:text-properties fo:font-size="14pt" fo:language="ru" fo:country="RU" style:font-size-asian="14pt" style:font-size-complex="14pt"/>
    </style:style>
    <style:style style:name="P49" style:family="paragraph" style:parent-style-name="Text_20_body" style:list-style-name="L5">
      <style:paragraph-properties fo:text-align="start" style:justify-single-word="false" fo:orphans="2" fo:widows="2"/>
      <style:text-properties fo:language="en" fo:country="US"/>
    </style:style>
    <style:style style:name="P50" style:family="paragraph" style:parent-style-name="Text_20_body" style:list-style-name="L5">
      <style:paragraph-properties fo:text-align="start" style:justify-single-word="false" fo:orphans="2" fo:widows="2"/>
      <style:text-properties fo:font-variant="normal" fo:text-transform="none" fo:color="#000000" style:font-name="Times New Roman" fo:font-size="14pt" fo:letter-spacing="normal" fo:language="ru" fo:country="RU" fo:font-style="normal" fo:font-weight="normal" style:font-size-asian="14pt" style:font-weight-asian="normal" style:font-size-complex="14pt" style:font-weight-complex="normal"/>
    </style:style>
    <style:style style:name="P51" style:family="paragraph" style:parent-style-name="Text_20_body">
      <style:paragraph-properties fo:text-align="center" style:justify-single-word="false"/>
      <style:text-properties fo:font-variant="normal" fo:text-transform="none" fo:color="#212529" style:font-name="Times New Roman" fo:font-size="13pt" fo:letter-spacing="normal" fo:font-style="normal" fo:font-weight="normal" style:font-size-asian="13pt" style:font-weight-asian="normal" style:font-size-complex="13pt" style:font-weight-complex="normal"/>
    </style:style>
    <style:style style:name="P52" style:family="paragraph" style:parent-style-name="Text_20_body">
      <style:paragraph-properties fo:text-align="start" style:justify-single-word="false"/>
      <style:text-properties fo:font-variant="normal" fo:text-transform="none" fo:color="#212529" style:font-name="Times New Roman" fo:font-size="14pt" fo:letter-spacing="normal" fo:font-style="normal" fo:font-weight="normal" style:font-size-asian="14pt" style:font-weight-asian="normal" style:font-size-complex="14pt" style:font-weight-complex="normal"/>
    </style:style>
    <style:style style:name="T1" style:family="text">
      <style:text-properties fo:font-variant="normal" fo:text-transform="none" fo:color="#000000" style:font-name="Times New Roman" fo:font-size="14pt" fo:letter-spacing="normal" fo:language="ru" fo:country="RU" fo:font-style="normal" fo:font-weight="normal" style:font-size-asian="14pt" style:font-weight-asian="normal" style:font-size-complex="14pt" style:font-weight-complex="normal"/>
    </style:style>
    <style:style style:name="T2" style:family="text">
      <style:text-properties fo:font-variant="normal" fo:text-transform="none" fo:color="#000000" style:font-name="Times New Roman" fo:font-size="14pt" fo:letter-spacing="normal" fo:font-style="normal" fo:font-weight="normal" style:font-size-asian="14pt" style:font-weight-asian="normal" style:font-size-complex="14pt" style:font-weight-complex="normal"/>
    </style:style>
    <style:style style:name="T3" style:family="text">
      <style:text-properties fo:language="ru" fo:country="RU"/>
    </style:style>
    <style:style style:name="T4" style:family="text">
      <style:text-properties fo:language="en" fo:country="US"/>
    </style:style>
    <text:list-style style:name="L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Федеральное государственное бюджетное образовательное учреждение высшего образования «Московский Авиационный Институт» <text:line-break/>(Национальный Исследовательский Университет) </text:p>
      <text:p text:style-name="P10"/>
      <text:p text:style-name="P10"/>
      <text:p text:style-name="P10"/>
      <text:p text:style-name="P10"/>
      <text:p text:style-name="P10"/>
      <text:p text:style-name="P11">Институт № 8 <text:line-break/>«Информационные технологии и прикладная математика» </text:p>
      <text:p text:style-name="P12">Курсовой проект</text:p>
      <text:p text:style-name="P13">по курсу «Вычислительные системы»</text:p>
      <text:p text:style-name="P14">Семестр 2</text:p>
      <text:p text:style-name="P15">Задани<text:span text:style-name="T3">е</text:span> 6</text:p>
      <text:p text:style-name="P16"> </text:p>
      <text:p text:style-name="P17">Студент: Хайруллина Ясмин Алмазовна<text:line-break/><text:line-break/>Группа: М8О-103Б-21<text:line-break/><text:line-break/>Руководитель: Севастьянов Виктор Сергеевич<text:line-break/><text:line-break/>Дата сдачи: 09.04.22<text:line-break/><text:line-break/></text:p>
      <text:p text:style-name="P19"><text:line-break/><text:line-break/>Москва, 2022</text:p>
      <text:p text:style-name="P18"><text:soft-page-break/><text:line-break/>СОДЕРЖАНИЕ</text:p>
      <text:list xml:id="list7111706785372513869" text:style-name="L1">
        <text:list-item>
          <text:p text:style-name="P47">ВВЕДЕНИЕ . . . . . . . . . . . . . . . . . . . . . . . . . . . . . . . . . . . . . . . . . . . . . . . . 3</text:p>
        </text:list-item>
        <text:list-item>
          <text:p text:style-name="P47">ЗАДАЧИ . . . . . . . . . . . . . . . . . . . . . . . . . . . . . . . . . . . . . . . . . . . . . . . . . . . 4</text:p>
        </text:list-item>
        <text:list-item>
          <text:p text:style-name="P47">ФОРМУЛИРОВКА ЗАДАНИЯ . . . . . . . . . . . . . . . . . . . . . . . . . . . . . . . . 5</text:p>
        </text:list-item>
        <text:list-item>
          <text:p text:style-name="P48">АЛГОРИТМ ПРОГРАММЫ <text:s/>. . . . . . . . . . . . . . . . . . . . . . . . . . . . . . . . . . 6</text:p>
        </text:list-item>
        <text:list-item>
          <text:p text:style-name="P48">ОПИСАНИЕ ПРОГРАММЫ . . . . . . . . . . . . . . . . . . . . . . . . . . . . . . . . . . 7</text:p>
        </text:list-item>
        <text:list-item>
          <text:p text:style-name="P48">ПРОГРАММА . . . . . . . . . . . . . . . . . . . . . . . . . . . . . . . . . . . . . . . . . . . . . . 8</text:p>
        </text:list-item>
        <text:list-item>
          <text:p text:style-name="P48">РЕЗУЛЬТАТ РАБОТЫ ПРОГРАММЫ . . . . . . . . . . . . . . . . . . . . . . . . . . 1<text:span text:style-name="T4">3</text:span></text:p>
        </text:list-item>
        <text:list-item>
          <text:p text:style-name="P48">ЗАКЛЮЧЕНИЕ . . . . . . . . . . . . . . . . . . . . . . . . . . . . . . . . . . . . . . . . . . . . 15</text:p>
        </text:list-item>
      </text:list>
      <text:p text:style-name="P3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2</text:p>
      <text:p text:style-name="P24"><text:soft-page-break/></text:p>
      <text:p text:style-name="P24">ВВЕДЕНИЕ</text:p>
      <text:p text:style-name="P23"/>
      <text:p text:style-name="P38">Данная курсовая работа направлена на изучение обработки последовательной файловой структуры на языке программирования Си. В ходе работы полученные с помощью предоставленной информации и самостоятельного изучения материала будет составлена программа для решения предложенной задачи. <text:s text:c="89"/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9">3</text:p>
      <text:p text:style-name="P40"><text:soft-page-break/><text:line-break/>ЗАДАЧИ</text:p>
      <text:p text:style-name="P40"/>
      <text:list xml:id="list1601760340929047992" text:style-name="L2">
        <text:list-item>
          <text:p text:style-name="P41">Изучить материал по данной теме, поискать дополнительную информацию в сторонних источниках.</text:p>
        </text:list-item>
        <text:list-item>
          <text:p text:style-name="P41">Составить программу генерации внешнего нетекстового файла заданной структуры на языке Си.</text:p>
        </text:list-item>
        <text:list-item>
          <text:p text:style-name="P41">Распечатать содержимое сгенерированного файла в виде таблицы и выполнить над ним заданное дейтсиве.</text:p>
        </text:list-item>
        <text:list-item>
          <text:p text:style-name="P41">Предоставить отчет.</text:p>
        </text:list-item>
      </text:list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>4</text:p>
      <text:p text:style-name="P40"><text:soft-page-break/>ФОРМУЛИРОВКА ЗАДАНИЯ</text:p>
      <text:p text:style-name="P39"/>
      <text:p text:style-name="P25">Написать программу на языке Си: генерация внешнего файла, выборка данных из генерируемого файла, решение определенных задач с указанием отдельных параметров для каждой из них. Разделение работы на три файла.</text:p>
      <text:p text:style-name="P25"/>
      <text:p text:style-name="P25">Содержимое и структура файла:</text:p>
      <text:p text:style-name="P25">Сведения о вступительных экзаменах абитуриентов: фамилия, инициалы, пол, номер школы, наличие медали, оценки в баллах и зачет/незачет по сочинению.</text:p>
      <text:p text:style-name="P25"/>
      <text:p text:style-name="P25">Вариант 26:</text:p>
      <text:p text:style-name="P25">Найти абитуриентов-немедалистов, суммарный балл которых выше среднего.</text:p>
      <text:p text:style-name="P25"><text:s/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6">5</text:p>
      <text:p text:style-name="P26"><text:soft-page-break/>АЛГОРИТМ ПРОГРАММЫ</text:p>
      <text:p text:style-name="P36"/>
      <text:list xml:id="list645998824185149540" text:style-name="L3">
        <text:list-item>
          <text:p text:style-name="P42">Написать <text:span text:style-name="T4">makefile </text:span>с заданной структурой абитуриентов.</text:p>
        </text:list-item>
        <text:list-item>
          <text:p text:style-name="P42">Написать программу в отдельном файле с подключением написанного ранее <text:span text:style-name="T4">makefile </text:span>для модифицирования текстового файла, содержащего информацию об абитуриентах, в бинарный файл для дальнейшей работы с ним.</text:p>
        </text:list-item>
        <text:list-item>
          <text:p text:style-name="P42">Написание основной программы для проверки заданного условия в соответствии с вариантом, а именно:</text:p>
        </text:list-item>
      </text:list>
      <text:list xml:id="list5780852342325112209" text:style-name="L4">
        <text:list-item>
          <text:list>
            <text:list-item>
              <text:p text:style-name="P43">открытие бинарного файла</text:p>
            </text:list-item>
            <text:list-item>
              <text:p text:style-name="P43">считывание информации из него</text:p>
            </text:list-item>
            <text:list-item>
              <text:p text:style-name="P43">работа с ранее заданной структурой</text:p>
            </text:list-item>
            <text:list-item>
              <text:p text:style-name="P43">проверка необходимого условия</text:p>
            </text:list-item>
            <text:list-item>
              <text:p text:style-name="P43">вывод ответа при использовании флага «<text:span text:style-name="T4">-p</text:span>»</text:p>
            </text:list-item>
            <text:list-item>
              <text:p text:style-name="P43">вывод таблицы при использовании флага <text:span text:style-name="T4">«-f»</text:span></text:p>
            </text:list-item>
          </text:list>
        </text:list-item>
      </text:list>
      <text:list xml:id="list40666622" text:continue-list="list645998824185149540" text:style-name="L3">
        <text:list-header>
          <text:p text:style-name="P42"><text:line-break/><text:line-break/></text:p>
        </text:list-header>
      </text:list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20">6</text:p>
      <text:p text:style-name="P21"><text:soft-page-break/>ОПИСАНИЕ ПРОГРАММЫ</text:p>
      <text:p text:style-name="P21"/>
      <text:p text:style-name="P22">Входные данные: файл <text:s/>с необходимыми данными об абитуриентах</text:p>
      <text:p text:style-name="P22">Выходные данные: информация об абитуриентах-немедалистов мужского пола, чей суммарный балл выше среднего, представленная в виде таблицы, или таблица со всеми абитуриентами в зависимости от выбора пользователя.</text:p>
      <text:p text:style-name="P22">Используемые функции и структуры:</text:p>
      <text:list xml:id="list5183423020722734357" text:style-name="L5">
        <text:list-item>
          <text:p text:style-name="P49"><text:span text:style-name="T2">entrant – </text:span><text:span text:style-name="T1">структура абитуриента, включающая в себя все необходимые параметры для хранения сведений</text:span></text:p>
        </text:list-item>
        <text:list-item>
          <text:p text:style-name="P49"><text:span text:style-name="T2">usage —</text:span><text:span text:style-name="T1"> функция-подсказка пользователю о формате ввода данных</text:span></text:p>
        </text:list-item>
        <text:list-item>
          <text:p text:style-name="P49"><text:span text:style-name="T2">read_entrant —</text:span><text:span text:style-name="T1"> функция для считывания абитуриентов из файла</text:span></text:p>
          <text:p text:style-name="P50"/>
        </text:list-item>
      </text:list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6">7</text:p>
      <text:p text:style-name="P30"><text:soft-page-break/>ПРОГРАММА</text:p>
      <text:p text:style-name="P33"/>
      <text:p text:style-name="P31">Файл <text:span text:style-name="T4">entrant.h</text:span></text:p>
      <text:p text:style-name="P44"/>
      <text:p text:style-name="P44">#ifndef entrant_h</text:p>
      <text:p text:style-name="P44">#define entrant_h</text:p>
      <text:p text:style-name="P44"/>
      <text:p text:style-name="P44">typedef struct</text:p>
      <text:p text:style-name="P44">{</text:p>
      <text:p text:style-name="P44"><text:s text:c="4"/>char surname[80];</text:p>
      <text:p text:style-name="P44"><text:s text:c="4"/>char initials[10];</text:p>
      <text:p text:style-name="P44"><text:s text:c="4"/>char sex[1];</text:p>
      <text:p text:style-name="P44"><text:s text:c="4"/>int school;</text:p>
      <text:p text:style-name="P44"><text:s text:c="4"/>char medal[3];</text:p>
      <text:p text:style-name="P44"><text:s text:c="4"/>int math;</text:p>
      <text:p text:style-name="P44"><text:s text:c="4"/>int rus;</text:p>
      <text:p text:style-name="P44"><text:s text:c="4"/>char essay[10];</text:p>
      <text:p text:style-name="P44">} entrant;</text:p>
      <text:p text:style-name="P44">#endif</text:p>
      <text:p text:style-name="P44"/>
      <text:p text:style-name="P44"/>
      <text:p text:style-name="P29">Файл <text:span text:style-name="T4">entrant.c</text:span></text:p>
      <text:p text:style-name="P44"/>
      <text:p text:style-name="P44">#include &lt;stdio.h&gt;</text:p>
      <text:p text:style-name="P44">#include &lt;string.h&gt;</text:p>
      <text:p text:style-name="P44">#include &lt;errno.h&gt;</text:p>
      <text:p text:style-name="P44">#include "entrant.h"</text:p>
      <text:p text:style-name="P44"/>
      <text:p text:style-name="P44">void usage()</text:p>
      <text:p text:style-name="P44">{</text:p>
      <text:p text:style-name="P44"><text:s text:c="4"/>printf("Usage: program input_filename output_filename\n");</text:p>
      <text:p text:style-name="P44">}</text:p>
      <text:p text:style-name="P44"/>
      <text:p text:style-name="P44">int read_entrant(FILE *in, entrant *p)</text:p>
      <text:p text:style-name="P44">{</text:p>
      <text:p text:style-name="P44"><text:s text:c="4"/>return fscanf(in, "%[^\t]\t%[^\t]\t%[^\t]\t%d\t%[^\t]\t%d\t%d\t%[^\t]\n", p-&gt;surname, p-&gt;initials, p-&gt;sex, &amp;p-&gt;school, p-&gt;medal, &amp;p-&gt;math, &amp;p-&gt;rus, p-&gt;essay) == 8;</text:p>
      <text:p text:style-name="P44">}</text:p>
      <text:p text:style-name="P44"/>
      <text:p text:style-name="P44">int main(int argc, char *argv[])</text:p>
      <text:p text:style-name="P44">{</text:p>
      <text:p text:style-name="P44"/>
      <text:p text:style-name="P44"/>
      <text:p text:style-name="P45">8</text:p>
      <text:p text:style-name="P44"><text:soft-page-break/><text:s text:c="4"/>if (argc != 3) //если недостаточно аргументов</text:p>
      <text:p text:style-name="P44"><text:s text:c="4"/>{</text:p>
      <text:p text:style-name="P44"><text:s text:c="8"/>usage();</text:p>
      <text:p text:style-name="P44"><text:s text:c="8"/>return 1;</text:p>
      <text:p text:style-name="P44"><text:s text:c="4"/>}</text:p>
      <text:p text:style-name="P44"><text:s text:c="4"/>entrant p; <text:s text:c="23"/>//если удалось считать</text:p>
      <text:p text:style-name="P44"><text:s text:c="4"/>FILE *in = fopen(argv[1], "rb"); <text:s/>//задали входной файл</text:p>
      <text:p text:style-name="P44"><text:s text:c="4"/>FILE *out = fopen(argv[2], "wb"); //задали выходной файл</text:p>
      <text:p text:style-name="P44"><text:s text:c="4"/>if (!(out &amp;&amp; in)) <text:s text:c="16"/>//если хотя бы один из них не считался, то</text:p>
      <text:p text:style-name="P44"><text:s text:c="4"/>{</text:p>
      <text:p text:style-name="P44"><text:s text:c="8"/>perror("Can't open file");</text:p>
      <text:p text:style-name="P44"><text:s text:c="8"/>return 2;</text:p>
      <text:p text:style-name="P44"><text:s text:c="4"/>}</text:p>
      <text:p text:style-name="P44"><text:s text:c="4"/>while (read_entrant(in, &amp;p)) //считываем данные абитуриентов из входного файла, записываем в выходной бинарный файл</text:p>
      <text:p text:style-name="P44"><text:s text:c="4"/>{</text:p>
      <text:p text:style-name="P44"><text:s text:c="8"/>fwrite(&amp;p, sizeof(p), 1, out);</text:p>
      <text:p text:style-name="P44"><text:s text:c="4"/>}</text:p>
      <text:p text:style-name="P44"><text:s text:c="4"/>fclose(out);</text:p>
      <text:p text:style-name="P44"><text:s text:c="4"/>fclose(in);</text:p>
      <text:p text:style-name="P44"><text:s text:c="4"/>return 0;</text:p>
      <text:p text:style-name="P44">}</text:p>
      <text:p text:style-name="P34"/>
      <text:p text:style-name="P34"/>
      <text:p text:style-name="P29">Файл <text:span text:style-name="T4">special_entrant.c</text:span></text:p>
      <text:p text:style-name="P46"/>
      <text:p text:style-name="P27">#include &lt;stdio.h&gt;</text:p>
      <text:p text:style-name="P27">#include &lt;string.h&gt;</text:p>
      <text:p text:style-name="P27">#include &lt;limits.h&gt;</text:p>
      <text:p text:style-name="P27">#include &lt;stdlib.h&gt;</text:p>
      <text:p text:style-name="P27">#include "entrant.h"</text:p>
      <text:p text:style-name="P27"/>
      <text:p text:style-name="P27"/>
      <text:p text:style-name="P27">void usage()</text:p>
      <text:p text:style-name="P27">{</text:p>
      <text:p text:style-name="P27"><text:s text:c="4"/>printf("Usage: program [-key] filename\nKeys: -f or -p\n");</text:p>
      <text:p text:style-name="P27">}</text:p>
      <text:p text:style-name="P27"/>
      <text:p text:style-name="P27">int main(int argc, char *argv[])</text:p>
      <text:p text:style-name="P27">{</text:p>
      <text:p text:style-name="P27"><text:s text:c="4"/>FILE *in;</text:p>
      <text:p text:style-name="P27"><text:s text:c="4"/>int f = 0;</text:p>
      <text:p text:style-name="P27"><text:s text:c="4"/>int p = 0;</text:p>
      <text:p text:style-name="P27"/>
      <text:p text:style-name="P32">9</text:p>
      <text:p text:style-name="P27"><text:soft-page-break/><text:s text:c="4"/>if (argc != 3)</text:p>
      <text:p text:style-name="P27"><text:s text:c="4"/>{</text:p>
      <text:p text:style-name="P27"><text:s text:c="8"/>usage();</text:p>
      <text:p text:style-name="P27"><text:s text:c="8"/>return 1;</text:p>
      <text:p text:style-name="P27"><text:s text:c="4"/>}</text:p>
      <text:p text:style-name="P27"><text:s text:c="4"/>if (strcmp(argv[1], "-f") == 0)</text:p>
      <text:p text:style-name="P27"><text:s text:c="4"/>{</text:p>
      <text:p text:style-name="P27"><text:s text:c="8"/>f = 1;</text:p>
      <text:p text:style-name="P27"><text:s text:c="8"/>in = fopen(argv[2], "rb");</text:p>
      <text:p text:style-name="P27"><text:s text:c="4"/>}</text:p>
      <text:p text:style-name="P27"><text:s text:c="4"/>else if (strcmp(argv[1], "-p") == 0)</text:p>
      <text:p text:style-name="P27"><text:s text:c="4"/>{</text:p>
      <text:p text:style-name="P27"><text:s text:c="8"/>p = 1;</text:p>
      <text:p text:style-name="P27"><text:s text:c="8"/>in = fopen(argv[2], "rb");</text:p>
      <text:p text:style-name="P27"><text:s text:c="4"/>}</text:p>
      <text:p text:style-name="P27"><text:s text:c="4"/>else</text:p>
      <text:p text:style-name="P27"><text:s text:c="4"/>{</text:p>
      <text:p text:style-name="P27"><text:s text:c="8"/>usage();</text:p>
      <text:p text:style-name="P27"><text:s text:c="8"/>return 2;</text:p>
      <text:p text:style-name="P27"><text:s text:c="4"/>}</text:p>
      <text:p text:style-name="P27"><text:s text:c="4"/>entrant e;</text:p>
      <text:p text:style-name="P27"><text:s text:c="4"/>if (in == NULL)</text:p>
      <text:p text:style-name="P27"><text:s text:c="4"/>{</text:p>
      <text:p text:style-name="P27"><text:s text:c="8"/>perror("Can not open file\n");</text:p>
      <text:p text:style-name="P27"><text:s text:c="8"/>return 3;</text:p>
      <text:p text:style-name="P27"><text:s text:c="4"/>}</text:p>
      <text:p text:style-name="P27"><text:s text:c="4"/>if (f == 1)</text:p>
      <text:p text:style-name="P27"><text:s text:c="4"/>{</text:p>
      <text:p text:style-name="P27"><text:s text:c="8"/>printf(" ________________________________________________________________________________\n");</text:p>
      <text:p text:style-name="P27"><text:s text:c="8"/>printf("| <text:s text:c="4"/>SURNAME <text:s text:c="4"/>| INITIALS | <text:s text:c="2"/>SEX <text:s text:c="2"/>| <text:s/>SCHOOL <text:s/>| MEDAL | MATH | <text:s/>RUS <text:s/>| ESSAY |\n");</text:p>
      <text:p text:style-name="P27"><text:s text:c="8"/>printf(" ________________________________________________________________________________\n");</text:p>
      <text:p text:style-name="P27"><text:s text:c="8"/>while (fread(&amp;e, sizeof(e), 1, in) == 1)</text:p>
      <text:p text:style-name="P27"><text:s text:c="8"/>{</text:p>
      <text:p text:style-name="P27"><text:s text:c="12"/>printf("|%-17s|%-10s|%-9s|%-10d|%-7s|%-6d|%-7d|%-7s|\n", e.surname, e.initials, e.sex, e.school,</text:p>
      <text:p text:style-name="P27"><text:s text:c="19"/>e.medal, e.math, e.rus, e.essay);</text:p>
      <text:p text:style-name="P27"><text:s text:c="11"/></text:p>
      <text:p text:style-name="P27"/>
      <text:p text:style-name="P27"/>
      <text:p text:style-name="P32">10</text:p>
      <text:p text:style-name="P28"><text:soft-page-break/><text:s/>printf("_________________________________________________________________________________\n");</text:p>
      <text:p text:style-name="P27"><text:s text:c="8"/>}</text:p>
      <text:p text:style-name="P27"><text:s text:c="8"/>fclose(in);</text:p>
      <text:p text:style-name="P27"><text:s text:c="8"/>return 0;</text:p>
      <text:p text:style-name="P27"><text:s text:c="4"/>}</text:p>
      <text:p text:style-name="P27"><text:s text:c="4"/>if (p == 1)</text:p>
      <text:p text:style-name="P27"><text:s text:c="4"/>{</text:p>
      <text:p text:style-name="P27"><text:s text:c="8"/>int sum_num = 0;</text:p>
      <text:p text:style-name="P27"><text:s text:c="8"/>int n = 0;</text:p>
      <text:p text:style-name="P27"><text:s text:c="8"/>while (fread(&amp;e, sizeof(e), 1, in) == 1)</text:p>
      <text:p text:style-name="P27"><text:s text:c="8"/>{</text:p>
      <text:p text:style-name="P27"><text:s text:c="12"/>sum_num += e.math + e.rus;</text:p>
      <text:p text:style-name="P27"><text:s text:c="12"/>n++;</text:p>
      <text:p text:style-name="P27"><text:s text:c="8"/>}</text:p>
      <text:p text:style-name="P27"><text:s text:c="8"/>fseek(in, 0, SEEK_SET); // относительно начала файла</text:p>
      <text:p text:style-name="P27"><text:s text:c="8"/>if (n == 0)</text:p>
      <text:p text:style-name="P27"><text:s text:c="8"/>{</text:p>
      <text:p text:style-name="P27"><text:s text:c="12"/>printf("No people\n");</text:p>
      <text:p text:style-name="P27"><text:s text:c="12"/>return 4;</text:p>
      <text:p text:style-name="P27"><text:s text:c="8"/>}</text:p>
      <text:p text:style-name="P27"><text:s text:c="8"/>double average = (double)sum_num / n;</text:p>
      <text:p text:style-name="P27"><text:s text:c="8"/>printf(" ________________________________________________________________________________\n");</text:p>
      <text:p text:style-name="P27"><text:s text:c="8"/>printf("| <text:s text:c="4"/>SURNAME <text:s text:c="4"/>| INITIALS | <text:s text:c="2"/>SEX <text:s text:c="2"/>| <text:s/>SCHOOL <text:s/>| MEDAL | MATH | <text:s/>RUS <text:s/>| ESSAY |\n");</text:p>
      <text:p text:style-name="P27"><text:s text:c="8"/>printf(" ________________________________________________________________________________\n");</text:p>
      <text:p text:style-name="P27"><text:s text:c="8"/>while (fread(&amp;e, sizeof(e), 1, in) == 1)</text:p>
      <text:p text:style-name="P27"><text:s text:c="8"/>{</text:p>
      <text:p text:style-name="P27"><text:s text:c="12"/>if ((strcmp("M", e.sex) == 0) &amp;&amp; (strcmp("No", e.medal) == 0) &amp;&amp; (e.rus + e.math &gt; average))</text:p>
      <text:p text:style-name="P27"><text:s text:c="12"/>{</text:p>
      <text:p text:style-name="P27"><text:s text:c="16"/>printf("|%-17s|%-10s|%-9s|%-10d|%-7s|%-6d|%-7d|%-7s|\n", e.surname, e.initials, e.sex, e.school,</text:p>
      <text:p text:style-name="P27"><text:s text:c="23"/>e.medal, e.math, e.rus, e.essay);</text:p>
      <text:p text:style-name="P27"><text:s text:c="16"/>printf("_________________________________________________________________________________\n");</text:p>
      <text:p text:style-name="P27"><text:s text:c="12"/>}</text:p>
      <text:p text:style-name="P27"><text:s text:c="8"/>}</text:p>
      <text:p text:style-name="P27"/>
      <text:p text:style-name="P32">11</text:p>
      <text:p text:style-name="P27"><text:soft-page-break/><text:s text:c="8"/>fclose(in);</text:p>
      <text:p text:style-name="P27"><text:s text:c="8"/>return 0;</text:p>
      <text:p text:style-name="P27"><text:s text:c="4"/>}</text:p>
      <text:p text:style-name="P27"><text:s text:c="4"/>return 0;</text:p>
      <text:p text:style-name="P27">}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><text:line-break/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7"/>
      <text:p text:style-name="P4">1<text:span text:style-name="T4">2</text:span></text:p>
      <text:p text:style-name="P5"><text:soft-page-break/>РЕЗУЛЬТАТ РАБОТЫ ПРОГРАММЫ</text:p>
      <text:p text:style-name="P7">jasmin@ubuntu:~$ cat file1</text:p>
      <text:p text:style-name="P7">Ivanov<text:tab/>D.F.<text:tab/>M<text:tab/>12<text:tab/>No<text:tab/>100<text:tab/>100<text:tab/>Yes<text:tab/></text:p>
      <text:p text:style-name="P7">Popov<text:tab/>H.G.<text:tab/>M<text:tab/>15<text:tab/>No<text:tab/>50<text:tab/>50<text:tab/>No<text:tab/></text:p>
      <text:p text:style-name="P7">Katina<text:tab/>G.G.<text:tab/>F<text:tab/>13<text:tab/>No<text:tab/>100<text:tab/>100<text:tab/>Yes<text:tab/></text:p>
      <text:p text:style-name="P7">Smit<text:tab/>J.K.<text:tab/>M<text:tab/>34<text:tab/>Yes<text:tab/>90<text:tab/>80<text:tab/>No<text:tab/></text:p>
      <text:p text:style-name="P7">Black<text:tab/>J.V.<text:tab/>M<text:tab/>44<text:tab/>No<text:tab/>10<text:tab/>65<text:tab/>Yes<text:tab/></text:p>
      <text:p text:style-name="P7">White<text:tab/>W.W.<text:tab/>M<text:tab/>1<text:tab/>Yes<text:tab/>78<text:tab/>91<text:tab/>No<text:tab/></text:p>
      <text:p text:style-name="P7">Green<text:tab/>R.R.<text:tab/>M<text:tab/>54<text:tab/>No<text:tab/>43<text:tab/>56<text:tab/>Yes<text:tab/></text:p>
      <text:p text:style-name="P7">Bloom<text:tab/>F.G.<text:tab/><text:span text:style-name="T4">F</text:span><text:tab/>23<text:tab/>No<text:tab/>100<text:tab/>92<text:tab/>Yes<text:tab/></text:p>
      <text:p text:style-name="P7">Svon<text:tab/>E.E.<text:tab/><text:span text:style-name="T4">F</text:span><text:tab/>56<text:tab/>Yes<text:tab/>67<text:tab/>79<text:tab/>Yes<text:tab/></text:p>
      <text:p text:style-name="P7">Baggins<text:tab/>F.B<text:tab/>M<text:tab/>44<text:tab/>No<text:tab/>77<text:tab/>77<text:tab/>No<text:tab/></text:p>
      <text:p text:style-name="P7">jasmin@ubuntu:~$ gcc entrant.c</text:p>
      <text:p text:style-name="P7">jasmin@ubuntu:~$ ./a.out file1 file2</text:p>
      <text:p text:style-name="P7">jasmin@ubuntu:~$ cat file2</text:p>
      <text:p text:style-name="P7">P����9�������د�E�2VD.F.УM</text:p>
      <text:p text:style-name="P7">P����9�������د�E�2VJ.V.УM,NosZPNo ����Black@�E�2V</text:p>
      <text:p text:style-name="P7">P����9�������د�E�2VF.BУM,NoMMNo ����</text:p>
      <text:p text:style-name="P7">jasmin@ubuntu:~$ gcc special_entrant.c</text:p>
      <text:p text:style-name="P7">jasmin@ubuntu:~$ ./a.out -f file2</text:p>
      <text:p text:style-name="P7"><text:s/>_______________________________________________________________________</text:p>
      <text:p text:style-name="P7">| <text:s text:c="4"/>SURNAME <text:s text:c="4"/>| INITIALS | <text:s text:c="2"/>SEX <text:s text:c="2"/>| <text:s/>SCHOOL <text:s/>| MEDAL | MATH | <text:s/>RUS <text:s/>| ESSAY |</text:p>
      <text:p text:style-name="P7"><text:s/>_______________________________________________________________________</text:p>
      <text:p text:style-name="P7">|Ivanov <text:s text:c="18"/>|D.F. <text:s text:c="11"/>|M <text:s text:c="9"/>|12 <text:s text:c="15"/>|No <text:s text:c="10"/>|100 <text:s text:c="6"/>|100 <text:s text:c="5"/>|Yes <text:s text:c="7"/>|</text:p>
      <text:p text:style-name="P8">________________________________________________________________________</text:p>
      <text:p text:style-name="P7">|Popov <text:s text:c="18"/>|H.G. <text:s text:c="11"/>|M <text:s text:c="9"/>|15 <text:s text:c="15"/>|No <text:s text:c="10"/>|50 <text:s text:c="8"/>|50 <text:s text:c="7"/>|No <text:s text:c="8"/>|</text:p>
      <text:p text:style-name="P7">________________________________________________________________________</text:p>
      <text:p text:style-name="P7">|Katina <text:s text:c="17"/>|G.G. <text:s text:c="12"/>|F <text:s text:c="10"/>|13 <text:s text:c="14"/>|No <text:s text:c="11"/>|100 <text:s text:c="6"/>|100 <text:s text:c="5"/>|Yes <text:s text:c="7"/>|</text:p>
      <text:p text:style-name="P7">________________________________________________________________________</text:p>
      <text:p text:style-name="P7">|Smit <text:s text:c="20"/>|J.K. <text:s text:c="13"/>|M <text:s text:c="9"/>|34 <text:s text:c="14"/>|Yes <text:s text:c="10"/>|90 <text:s text:c="8"/>|80 <text:s text:c="7"/>|No <text:s text:c="8"/><text:span text:style-name="T4">|</text:span></text:p>
      <text:p text:style-name="P7">________________________________________________________________________</text:p>
      <text:p text:style-name="P7">|Black <text:s text:c="18"/>|J.V. <text:s text:c="13"/>|M <text:s text:c="10"/>|44 <text:s text:c="14"/>|No <text:s text:c="10"/>|10 <text:s text:c="9"/>|65 <text:s text:c="7"/>|Yes <text:s text:c="7"/>|</text:p>
      <text:p text:style-name="P7">________________________________________________________________________</text:p>
      <text:p text:style-name="P7">|White <text:s text:c="17"/>|W.W. <text:s text:c="11"/>|M <text:s text:c="10"/>|1 <text:s text:c="15"/>|Yes <text:s text:c="10"/>|78 <text:s text:c="9"/>|91 <text:s text:c="7"/>|No <text:s text:c="7"/>|</text:p>
      <text:p text:style-name="P7">________________________________________________________________________</text:p>
      <text:p text:style-name="P7">|Green <text:s text:c="18"/>|R.R. <text:s text:c="11"/>|M <text:s text:c="10"/>|54 <text:s text:c="13"/>|No <text:s text:c="11"/>|43 <text:s text:c="9"/>|56 <text:s text:c="7"/>|Yes <text:s text:c="7"/>|</text:p>
      <text:p text:style-name="P7">________________________________________________________________________</text:p>
      <text:p text:style-name="P7">|Bloom <text:s text:c="17"/>|F.G. <text:s text:c="11"/>|<text:span text:style-name="T4">F</text:span> <text:s text:c="12"/>|23 <text:s text:c="13"/>|No <text:s text:c="10"/>|100 <text:s text:c="8"/>|92 <text:s text:c="7"/>|Yes <text:s text:c="7"/><text:span text:style-name="T4">|</text:span></text:p>
      <text:p text:style-name="P51"><text:span text:style-name="T4">13</text:span></text:p>
      <text:p text:style-name="P7"><text:soft-page-break/><text:s/>________________________________________________________________________</text:p>
      <text:p text:style-name="P7">|Svon <text:s text:c="18"/>|E.E. <text:s text:c="12"/>|<text:span text:style-name="T4">F</text:span> <text:s text:c="11"/>|56 <text:s text:c="15"/>|Yes <text:s text:c="10"/>|67 <text:s text:c="8"/>|79 <text:s text:c="9"/>|Yes <text:s text:c="7"/><text:span text:style-name="T4">|</text:span> _________________________________________________________________________</text:p>
      <text:p text:style-name="P7">|Baggins <text:s text:c="13"/>|F.B <text:s text:c="13"/>|M <text:s text:c="10"/>|44 <text:s text:c="15"/>|No <text:s text:c="11"/>|77 <text:s text:c="8"/>|77 <text:s text:c="9"/>|No <text:s text:c="8"/>|</text:p>
      <text:p text:style-name="P7">_________________________________________________________________________</text:p>
      <text:p text:style-name="P7">jasmin@ubuntu:~$ ./a.out -p file2</text:p>
      <text:p text:style-name="P7"><text:s/>________________________________________________________________________</text:p>
      <text:p text:style-name="P7">| <text:s text:c="4"/>SURNAME <text:s text:c="4"/>| INITIALS | <text:s text:c="2"/>SEX <text:s text:c="2"/>| <text:s/>SCHOOL <text:s/>| MEDAL | MATH | <text:s/>RUS <text:s/>| ESSAY <text:s text:c="2"/>|</text:p>
      <text:p text:style-name="P7"><text:s/>________________________________________________________________________</text:p>
      <text:p text:style-name="P7">|Ivanov <text:s text:c="18"/>|D.F. <text:s text:c="11"/>|M <text:s text:c="9"/>|12 <text:s text:c="15"/>|No <text:s text:c="10"/>|100 <text:s text:c="6"/>|100 <text:s text:c="5"/>|Yes <text:s text:c="9"/><text:span text:style-name="T4">|</text:span> _________________________________________________________________________</text:p>
      <text:p text:style-name="P7">|Baggins <text:s text:c="16"/>|F.B <text:s text:c="12"/>|M <text:s text:c="9"/>|44 <text:s text:c="15"/>|No <text:s text:c="10"/>|77 <text:s text:c="8"/>|77 <text:s text:c="8"/>|No <text:s text:c="9"/>|</text:p>
      <text:p text:style-name="P7">_________________________________________________________________________ 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5">1<text:span text:style-name="T4">4</text:span></text:p>
      <text:p text:style-name="P5"><text:soft-page-break/>ЗАКЛЮЧЕНИЕ</text:p>
      <text:p text:style-name="P5"/>
      <text:p text:style-name="P6">В ходе данной работы была составлена программа на языке Си для представления и обработки<text:span text:style-name="T3"> простейших баз данных, изучено использование </text:span><text:span text:style-name="T4">makefile, </text:span><text:span text:style-name="T3">проработаны знания об указателях и работе с файловыми системами. Полученные знания, практика и опыт в поиски нужной информации в сторонних источниках привнесли большой вклад в мое развитие и будут помогать мне в дальнейшей моей работе.</text:span></text:p>
      <text:p text:style-name="P9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4">1<text:span text:style-name="T4">5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1" svg:font-family="'Times New Roman'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Lucida Sans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Ясмин </meta:initial-creator>
    <meta:creation-date>2021-10-22T16:47:50.45</meta:creation-date>
    <dc:date>2022-04-08T20:42:50.78</dc:date>
    <dc:creator>Ясмин </dc:creator>
    <meta:editing-duration>P1DT18H8M51S</meta:editing-duration>
    <meta:editing-cycles>170</meta:editing-cycles>
    <meta:generator>OpenOffice/4.1.10$Win32 OpenOffice.org_project/4110m2$Build-9807</meta:generator>
    <meta:document-statistic meta:table-count="0" meta:image-count="0" meta:object-count="0" meta:page-count="15" meta:paragraph-count="257" meta:word-count="1444" meta:character-count="11258"/>
  </office:meta>
</office:document-meta>
</file>